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onsolas" style:font-name-complex="Calibri"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3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4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5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6" style:parent-style-name="Standard" style:family="paragraph">
      <style:paragraph-properties fo:text-align="center"/>
      <style:text-properties style:font-name="Consolas" style:font-name-complex="Calibri"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8" style:parent-style-name="Standard" style:family="paragraph">
      <style:text-properties style:font-name="Consolas" style:font-name-complex="Calibri" style:font-weight-complex="bold" fo:font-size="16pt" style:font-size-asian="16pt" fo:background-color="#FFFF00"/>
    </style:style>
    <style:style style:name="P9" style:parent-style-name="Standard" style:family="paragraph">
      <style:text-properties style:font-name="Consolas" style:font-name-complex="Calibri" style:font-weight-complex="bold" fo:font-size="16pt" style:font-size-asian="16pt" fo:background-color="#FFFF00"/>
    </style:style>
    <style:style style:name="P10" style:parent-style-name="Standard" style:family="paragraph">
      <style:text-properties style:font-name="Consolas" style:font-name-complex="Calibri" style:font-weight-complex="bold" fo:font-size="16pt" style:font-size-asian="16pt" fo:background-color="#FFFF00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style:font-name="Consolas" style:font-name-complex="Calibri"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center"/>
      <style:text-properties style:font-name="Consolas" style:font-name-complex="Calibri" style:font-weight-complex="bold" fo:font-size="16pt" style:font-size-asian="16pt"/>
    </style:style>
    <style:style style:name="P13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14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15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16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17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18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19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20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21" style:parent-style-name="Standard" style:family="paragraph">
      <style:text-properties style:font-name="Consolas" style:font-name-complex="Calibri" style:font-weight-complex="bold" fo:font-size="16pt" style:font-size-asian="16pt"/>
    </style:style>
    <style:style style:name="P22" style:parent-style-name="Standard" style:family="paragraph">
      <style:text-properties style:font-name="Consolas"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style:font-name="Courier 10 Pitch"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style:font-name="Courier 10 Pitch"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style:font-name="Courier 10 Pitch" fo:font-weight="bold" style:font-weight-asian="bold" style:font-weight-complex="bold"/>
    </style:style>
    <style:style style:name="P26" style:parent-style-name="Standard" style:family="paragraph">
      <style:text-properties style:font-name="Courier 10 Pitch" fo:font-weight="bold" style:font-weight-asian="bold" style:font-weight-complex="bold" fo:background-color="#FFFF00"/>
    </style:style>
    <style:style style:name="P27" style:parent-style-name="Standard" style:family="paragraph">
      <style:text-properties style:font-name="Courier 10 Pitch" fo:font-weight="bold" style:font-weight-asian="bold" style:font-weight-complex="bold" fo:background-color="#FFFF00"/>
    </style:style>
    <style:style style:name="P28" style:parent-style-name="Standard" style:family="paragraph">
      <style:paragraph-properties fo:text-align="center"/>
      <style:text-properties style:font-name="Courier 10 Pitch"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style:font-name="Courier 10 Pitch"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style:font-name="Courier 10 Pitch" fo:font-weight="bold" style:font-weight-asian="bold" style:font-weight-complex="bold" fo:background-color="#FFFF00"/>
    </style:style>
  </office:automatic-styles>
  <office:body>
    <office:text text:use-soft-page-breaks="true">
      <text:p text:style-name="P1">Spa mini projects</text:p>
      <text:p text:style-name="P2">DBIT</text:p>
      <text:p text:style-name="P3">Fe comps</text:p>
      <text:p text:style-name="P4">Roll.no 20</text:p>
      <text:p text:style-name="P5"/>
      <text:p text:style-name="P6">Problem statement</text:p>
      <text:p text:style-name="P7"/>
      <text:p text:style-name="P8">Write a program to take the food order from the user and display the total amount for food items after considering the<text:s/>discounts and generate a bill in a file.</text:p>
      <text:p text:style-name="P9"/>
      <text:p text:style-name="P10"/>
      <text:p text:style-name="P11">Modules</text:p>
      <text:p text:style-name="P12"/>
      <text:list text:style-name="LFO1" text:continue-numbering="true">
        <text:list-item>
          <text:p text:style-name="P13">Take user name</text:p>
        </text:list-item>
        <text:list-item>
          <text:p text:style-name="P14">Display food item list</text:p>
        </text:list-item>
        <text:list-item>
          <text:p text:style-name="P15">Take item number</text:p>
        </text:list-item>
        <text:list-item>
          <text:p text:style-name="P16">Display the discount list</text:p>
        </text:list-item>
        <text:list-item>
          <text:p text:style-name="P17">Take quantity of items</text:p>
        </text:list-item>
        <text:list-item>
          <text:p text:style-name="P18">Ask if the customer wants more</text:p>
        </text:list-item>
        <text:list-item>
          <text:p text:style-name="P19">Calculate total cost</text:p>
        </text:list-item>
        <text:list-item>
          <text:p text:style-name="P20">Display total cost</text:p>
        </text:list-item>
        <text:list-item>
          <text:p text:style-name="P21">Generate a bill</text:p>
        </text:list-item>
      </text:list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iharan R Iyer</dc:creator>
    <meta:creation-date>2019-01-28T09:49:00Z</meta:creation-date>
    <dc:date>2019-04-12T04:41:00Z</dc:date>
    <meta:template xlink:href="Normal" xlink:type="simple"/>
    <meta:editing-cycles>6</meta:editing-cycles>
    <meta:editing-duration>PT5820S</meta:editing-duration>
    <meta:document-statistic meta:page-count="1" meta:paragraph-count="1" meta:word-count="64" meta:character-count="433" meta:row-count="3" meta:non-whitespace-character-count="370"/>
  </office:meta>
</office:document-meta>
</file>